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ackground-color="#fedcc6" fo:border-left="none" fo:border-right="none" fo:border-top="none"/>
    </style:style>
    <style:style style:name="ce9" style:family="table-cell" style:parent-style-name="Default">
      <style:table-cell-properties fo:background-color="#fedcc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11.41pt" svg:height="573.73pt" svg:x="85.83pt" svg:y="496.94pt">
            <draw:object draw:notify-on-update-of-ranges="Sheet1.A3:Sheet1.A19 Sheet1.B2:Sheet1.B2 Sheet1.B3:Sheet1.B19 Sheet1.J3:Sheet1.J19 Sheet1.K3:Sheet1.K19 Sheet1.L3:Sheet1.L19 Sheet1.M3:Sheet1.M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4" table:default-cell-style-name="ce7"/>
        <table:table-column table:style-name="co1" table:number-columns-repeated="101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4" office:value-type="string" calcext:value-type="string">
            <text:p>DATA in Percent/100</text:p>
          </table:table-cell>
          <table:table-cell table:number-columns-repeated="3"/>
          <table:table-cell table:style-name="ce2" office:value-type="string" calcext:value-type="string">
            <text:p>Data in db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measured</text:p>
          </table:table-cell>
          <table:table-cell table:style-name="ce1" office:value-type="string" calcext:value-type="string">
            <text:p>FM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CST_FULL</text:p>
          </table:table-cell>
          <table:table-cell table:style-name="ce5" office:value-type="string" calcext:value-type="string">
            <text:p>m_s</text:p>
          </table:table-cell>
          <table:table-cell table:style-name="ce8" office:value-type="string" calcext:value-type="string">
            <text:p>m_i</text:p>
          </table:table-cell>
          <table:table-cell table:style-name="ce8" office:value-type="string" calcext:value-type="string">
            <text:p>e_o</text:p>
          </table:table-cell>
          <table:table-cell table:style-name="ce8" office:value-type="string" calcext:value-type="string">
            <text:p>m_o</text:p>
          </table:table-cell>
          <table:table-cell table:style-name="ce3" office:value-type="string" calcext:value-type="string">
            <text:p>m_s</text:p>
          </table:table-cell>
          <table:table-cell table:style-name="ce1" office:value-type="string" calcext:value-type="string">
            <text:p>m_i</text:p>
          </table:table-cell>
          <table:table-cell table:style-name="ce1" office:value-type="string" calcext:value-type="string">
            <text:p>e_o</text:p>
          </table:table-cell>
          <table:table-cell table:style-name="ce1" office:value-type="string" calcext:value-type="string">
            <text:p>m_o</text:p>
          </table:table-cell>
          <table:table-cell table:style-name="ce1"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-3.4994" calcext:value-type="float">
            <text:p>-3.4994</text:p>
          </table:table-cell>
          <table:table-cell table:number-columns-repeated="2"/>
          <table:table-cell office:value-type="float" office:value="-9.09" calcext:value-type="float">
            <text:p>-9.09</text:p>
          </table:table-cell>
          <table:table-cell table:style-name="ce6"/>
          <table:table-cell table:style-name="ce9" table:number-columns-repeated="3"/>
          <table:table-cell table:style-name="ce2"/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-3.8693" calcext:value-type="float">
            <text:p>-3.8693</text:p>
          </table:table-cell>
          <table:table-cell/>
          <table:table-cell office:value-type="float" office:value="-3.0823" calcext:value-type="float">
            <text:p>-3.0823</text:p>
          </table:table-cell>
          <table:table-cell office:value-type="float" office:value="-5.6" calcext:value-type="float">
            <text:p>-5.6</text:p>
          </table:table-cell>
          <table:table-cell table:style-name="ce6" office:value-type="float" office:value="0.510723" calcext:value-type="float">
            <text:p>0.510723</text:p>
          </table:table-cell>
          <table:table-cell table:style-name="ce9" office:value-type="float" office:value="1.22766" calcext:value-type="float">
            <text:p>1.22766</text:p>
          </table:table-cell>
          <table:table-cell table:style-name="ce9" office:value-type="float" office:value="0.636806" calcext:value-type="float">
            <text:p>0.636806</text:p>
          </table:table-cell>
          <table:table-cell table:style-name="ce9" office:value-type="float" office:value="0.624072" calcext:value-type="float">
            <text:p>0.624072</text:p>
          </table:table-cell>
          <table:table-cell table:style-name="ce2" table:formula="of:=10*LOG([.F4])" office:value-type="float" office:value="-2.91814583600966" calcext:value-type="float">
            <text:p>-2.91814583600966</text:p>
          </table:table-cell>
          <table:table-cell table:formula="of:=10*LOG([.G4])" office:value-type="float" office:value="0.890781057553369" calcext:value-type="float">
            <text:p>0.890781057553369</text:p>
          </table:table-cell>
          <table:table-cell table:formula="of:=10*LOG([.H4])" office:value-type="float" office:value="-1.95992853319044" calcext:value-type="float">
            <text:p>-1.95992853319044</text:p>
          </table:table-cell>
          <table:table-cell table:formula="of:=10*LOG([.I4])" office:value-type="float" office:value="-2.04765302306609" calcext:value-type="float">
            <text:p>-2.04765302306609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-3.7085" calcext:value-type="float">
            <text:p>-3.7085</text:p>
          </table:table-cell>
          <table:table-cell/>
          <table:table-cell office:value-type="float" office:value="-2.3014" calcext:value-type="float">
            <text:p>-2.3014</text:p>
          </table:table-cell>
          <table:table-cell office:value-type="float" office:value="-3.59" calcext:value-type="float">
            <text:p>-3.59</text:p>
          </table:table-cell>
          <table:table-cell table:style-name="ce6" office:value-type="float" office:value="0.516717" calcext:value-type="float">
            <text:p>0.516717</text:p>
          </table:table-cell>
          <table:table-cell table:style-name="ce9" office:value-type="float" office:value="0.446843" calcext:value-type="float">
            <text:p>0.446843</text:p>
          </table:table-cell>
          <table:table-cell table:style-name="ce9" office:value-type="float" office:value="0.538639" calcext:value-type="float">
            <text:p>0.538639</text:p>
          </table:table-cell>
          <table:table-cell table:style-name="ce9" office:value-type="float" office:value="0.562287" calcext:value-type="float">
            <text:p>0.562287</text:p>
          </table:table-cell>
          <table:table-cell table:style-name="ce2" table:formula="of:=10*LOG([.F5])" office:value-type="float" office:value="-2.86747249921843" calcext:value-type="float">
            <text:p>-2.86747249921843</text:p>
          </table:table-cell>
          <table:table-cell table:formula="of:=10*LOG([.G5])" office:value-type="float" office:value="-3.4984504109771" calcext:value-type="float">
            <text:p>-3.4984504109771</text:p>
          </table:table-cell>
          <table:table-cell table:formula="of:=10*LOG([.H5])" office:value-type="float" office:value="-2.6870220482053" calcext:value-type="float">
            <text:p>-2.6870220482053</text:p>
          </table:table-cell>
          <table:table-cell table:formula="of:=10*LOG([.I5])" office:value-type="float" office:value="-2.50041957204681" calcext:value-type="float">
            <text:p>-2.50041957204681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-1.9937" calcext:value-type="float">
            <text:p>-1.9937</text:p>
          </table:table-cell>
          <table:table-cell office:value-type="float" office:value="-2.6035" calcext:value-type="float">
            <text:p>-2.6035</text:p>
          </table:table-cell>
          <table:table-cell office:value-type="float" office:value="-1.9542" calcext:value-type="float">
            <text:p>-1.9542</text:p>
          </table:table-cell>
          <table:table-cell office:value-type="float" office:value="-2.63" calcext:value-type="float">
            <text:p>-2.63</text:p>
          </table:table-cell>
          <table:table-cell table:style-name="ce6" office:value-type="float" office:value="0.435373" calcext:value-type="float">
            <text:p>0.435373</text:p>
          </table:table-cell>
          <table:table-cell table:style-name="ce9" office:value-type="float" office:value="0.153755" calcext:value-type="float">
            <text:p>0.153755</text:p>
          </table:table-cell>
          <table:table-cell table:style-name="ce9" office:value-type="float" office:value="0.498068" calcext:value-type="float">
            <text:p>0.498068</text:p>
          </table:table-cell>
          <table:table-cell table:style-name="ce9" office:value-type="float" office:value="0.607044" calcext:value-type="float">
            <text:p>0.607044</text:p>
          </table:table-cell>
          <table:table-cell table:style-name="ce2" table:formula="of:=10*LOG([.F6])" office:value-type="float" office:value="-3.61138507574669" calcext:value-type="float">
            <text:p>-3.61138507574669</text:p>
          </table:table-cell>
          <table:table-cell table:formula="of:=10*LOG([.G6])" office:value-type="float" office:value="-8.13170752384404" calcext:value-type="float">
            <text:p>-8.13170752384404</text:p>
          </table:table-cell>
          <table:table-cell table:formula="of:=10*LOG([.H6])" office:value-type="float" office:value="-3.02711360034037" calcext:value-type="float">
            <text:p>-3.02711360034037</text:p>
          </table:table-cell>
          <table:table-cell table:formula="of:=10*LOG([.I6])" office:value-type="float" office:value="-2.16779829081817" calcext:value-type="float">
            <text:p>-2.16779829081817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-2.0485" calcext:value-type="float">
            <text:p>-2.0485</text:p>
          </table:table-cell>
          <table:table-cell office:value-type="float" office:value="-1.3628" calcext:value-type="float">
            <text:p>-1.3628</text:p>
          </table:table-cell>
          <table:table-cell office:value-type="float" office:value="-2.1796" calcext:value-type="float">
            <text:p>-2.1796</text:p>
          </table:table-cell>
          <table:table-cell office:value-type="float" office:value="-2.22" calcext:value-type="float">
            <text:p>-2.22</text:p>
          </table:table-cell>
          <table:table-cell table:style-name="ce6" office:value-type="float" office:value="0.393671" calcext:value-type="float">
            <text:p>0.393671</text:p>
          </table:table-cell>
          <table:table-cell table:style-name="ce9" office:value-type="float" office:value="0.312977" calcext:value-type="float">
            <text:p>0.312977</text:p>
          </table:table-cell>
          <table:table-cell table:style-name="ce9" office:value-type="float" office:value="0.521155" calcext:value-type="float">
            <text:p>0.521155</text:p>
          </table:table-cell>
          <table:table-cell table:style-name="ce9" office:value-type="float" office:value="0.571427" calcext:value-type="float">
            <text:p>0.571427</text:p>
          </table:table-cell>
          <table:table-cell table:style-name="ce2" table:formula="of:=10*LOG([.F7])" office:value-type="float" office:value="-4.04866576583547" calcext:value-type="float">
            <text:p>-4.04866576583547</text:p>
          </table:table-cell>
          <table:table-cell table:formula="of:=10*LOG([.G7])" office:value-type="float" office:value="-5.04487576639179" calcext:value-type="float">
            <text:p>-5.04487576639179</text:p>
          </table:table-cell>
          <table:table-cell table:formula="of:=10*LOG([.H7])" office:value-type="float" office:value="-2.8303309122386" calcext:value-type="float">
            <text:p>-2.8303309122386</text:p>
          </table:table-cell>
          <table:table-cell table:formula="of:=10*LOG([.I7])" office:value-type="float" office:value="-2.43039242997762" calcext:value-type="float">
            <text:p>-2.43039242997762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-2.8577" calcext:value-type="float">
            <text:p>-2.8577</text:p>
          </table:table-cell>
          <table:table-cell office:value-type="float" office:value="-0.5927" calcext:value-type="float">
            <text:p>-0.5927</text:p>
          </table:table-cell>
          <table:table-cell office:value-type="float" office:value="-3.0337" calcext:value-type="float">
            <text:p>-3.0337</text:p>
          </table:table-cell>
          <table:table-cell office:value-type="float" office:value="-2.16" calcext:value-type="float">
            <text:p>-2.16</text:p>
          </table:table-cell>
          <table:table-cell table:style-name="ce6" office:value-type="float" office:value="0.46793" calcext:value-type="float">
            <text:p>0.46793</text:p>
          </table:table-cell>
          <table:table-cell table:style-name="ce9" office:value-type="float" office:value="0.590505" calcext:value-type="float">
            <text:p>0.590505</text:p>
          </table:table-cell>
          <table:table-cell table:style-name="ce9" office:value-type="float" office:value="0.56777" calcext:value-type="float">
            <text:p>0.56777</text:p>
          </table:table-cell>
          <table:table-cell table:style-name="ce9" office:value-type="float" office:value="0.606772" calcext:value-type="float">
            <text:p>0.606772</text:p>
          </table:table-cell>
          <table:table-cell table:style-name="ce2" table:formula="of:=10*LOG([.F8])" office:value-type="float" office:value="-3.29819110360727" calcext:value-type="float">
            <text:p>-3.29819110360727</text:p>
          </table:table-cell>
          <table:table-cell table:formula="of:=10*LOG([.G8])" office:value-type="float" office:value="-2.28776420720718" calcext:value-type="float">
            <text:p>-2.28776420720718</text:p>
          </table:table-cell>
          <table:table-cell table:formula="of:=10*LOG([.H8])" office:value-type="float" office:value="-2.45827558584839" calcext:value-type="float">
            <text:p>-2.45827558584839</text:p>
          </table:table-cell>
          <table:table-cell table:formula="of:=10*LOG([.I8])" office:value-type="float" office:value="-2.16974468303997" calcext:value-type="float">
            <text:p>-2.16974468303997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-4.3936" calcext:value-type="float">
            <text:p>-4.3936</text:p>
          </table:table-cell>
          <table:table-cell office:value-type="float" office:value="-0.272" calcext:value-type="float">
            <text:p>-0.272</text:p>
          </table:table-cell>
          <table:table-cell office:value-type="float" office:value="-3.6285" calcext:value-type="float">
            <text:p>-3.6285</text:p>
          </table:table-cell>
          <table:table-cell office:value-type="float" office:value="-2.35" calcext:value-type="float">
            <text:p>-2.35</text:p>
          </table:table-cell>
          <table:table-cell table:style-name="ce6" office:value-type="float" office:value="0.582157" calcext:value-type="float">
            <text:p>0.582157</text:p>
          </table:table-cell>
          <table:table-cell table:style-name="ce9" office:value-type="float" office:value="0.538488" calcext:value-type="float">
            <text:p>0.538488</text:p>
          </table:table-cell>
          <table:table-cell table:style-name="ce9" office:value-type="float" office:value="0.531307" calcext:value-type="float">
            <text:p>0.531307</text:p>
          </table:table-cell>
          <table:table-cell table:style-name="ce9" office:value-type="float" office:value="0.5786" calcext:value-type="float">
            <text:p>0.5786</text:p>
          </table:table-cell>
          <table:table-cell table:style-name="ce2" table:formula="of:=10*LOG([.F9])" office:value-type="float" office:value="-2.34959876108459" calcext:value-type="float">
            <text:p>-2.34959876108459</text:p>
          </table:table-cell>
          <table:table-cell table:formula="of:=10*LOG([.G9])" office:value-type="float" office:value="-2.68823970345296" calcext:value-type="float">
            <text:p>-2.68823970345296</text:p>
          </table:table-cell>
          <table:table-cell table:formula="of:=10*LOG([.H9])" office:value-type="float" office:value="-2.74654462198023" calcext:value-type="float">
            <text:p>-2.74654462198023</text:p>
          </table:table-cell>
          <table:table-cell table:formula="of:=10*LOG([.I9])" office:value-type="float" office:value="-2.37621570688036" calcext:value-type="float">
            <text:p>-2.37621570688036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-5.0801" calcext:value-type="float">
            <text:p>-5.0801</text:p>
          </table:table-cell>
          <table:table-cell office:value-type="float" office:value="-0.2039" calcext:value-type="float">
            <text:p>-0.2039</text:p>
          </table:table-cell>
          <table:table-cell office:value-type="float" office:value="-3.4" calcext:value-type="float">
            <text:p>-3.4</text:p>
          </table:table-cell>
          <table:table-cell office:value-type="float" office:value="-2.24" calcext:value-type="float">
            <text:p>-2.24</text:p>
          </table:table-cell>
          <table:table-cell table:style-name="ce6" office:value-type="float" office:value="0.697811" calcext:value-type="float">
            <text:p>0.697811</text:p>
          </table:table-cell>
          <table:table-cell table:style-name="ce9" office:value-type="float" office:value="0.446624" calcext:value-type="float">
            <text:p>0.446624</text:p>
          </table:table-cell>
          <table:table-cell table:style-name="ce9" office:value-type="float" office:value="0.544714" calcext:value-type="float">
            <text:p>0.544714</text:p>
          </table:table-cell>
          <table:table-cell table:style-name="ce9" office:value-type="float" office:value="0.541156" calcext:value-type="float">
            <text:p>0.541156</text:p>
          </table:table-cell>
          <table:table-cell table:style-name="ce2" table:formula="of:=10*LOG([.F10])" office:value-type="float" office:value="-1.56262188797843" calcext:value-type="float">
            <text:p>-1.56262188797843</text:p>
          </table:table-cell>
          <table:table-cell table:formula="of:=10*LOG([.G10])" office:value-type="float" office:value="-3.50057943182379" calcext:value-type="float">
            <text:p>-3.50057943182379</text:p>
          </table:table-cell>
          <table:table-cell table:formula="of:=10*LOG([.H10])" office:value-type="float" office:value="-2.63831462537384" calcext:value-type="float">
            <text:p>-2.63831462537384</text:p>
          </table:table-cell>
          <table:table-cell table:formula="of:=10*LOG([.I10])" office:value-type="float" office:value="-2.66677522004261" calcext:value-type="float">
            <text:p>-2.66677522004261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float" office:value="-3.0746" calcext:value-type="float">
            <text:p>-3.0746</text:p>
          </table:table-cell>
          <table:table-cell office:value-type="float" office:value="-0.2066" calcext:value-type="float">
            <text:p>-0.2066</text:p>
          </table:table-cell>
          <table:table-cell office:value-type="float" office:value="-2.3604" calcext:value-type="float">
            <text:p>-2.3604</text:p>
          </table:table-cell>
          <table:table-cell office:value-type="float" office:value="-1.49" calcext:value-type="float">
            <text:p>-1.49</text:p>
          </table:table-cell>
          <table:table-cell table:style-name="ce6" office:value-type="float" office:value="0.507692" calcext:value-type="float">
            <text:p>0.507692</text:p>
          </table:table-cell>
          <table:table-cell table:style-name="ce9" office:value-type="float" office:value="0.565811" calcext:value-type="float">
            <text:p>0.565811</text:p>
          </table:table-cell>
          <table:table-cell table:style-name="ce9" office:value-type="float" office:value="0.540019" calcext:value-type="float">
            <text:p>0.540019</text:p>
          </table:table-cell>
          <table:table-cell table:style-name="ce9" office:value-type="float" office:value="0.55709" calcext:value-type="float">
            <text:p>0.55709</text:p>
          </table:table-cell>
          <table:table-cell table:style-name="ce2" table:formula="of:=10*LOG([.F11])" office:value-type="float" office:value="-2.94399679973825" calcext:value-type="float">
            <text:p>-2.94399679973825</text:p>
          </table:table-cell>
          <table:table-cell table:formula="of:=10*LOG([.G11])" office:value-type="float" office:value="-2.4732861362547" calcext:value-type="float">
            <text:p>-2.4732861362547</text:p>
          </table:table-cell>
          <table:table-cell table:formula="of:=10*LOG([.H11])" office:value-type="float" office:value="-2.67590959714082" calcext:value-type="float">
            <text:p>-2.67590959714082</text:p>
          </table:table-cell>
          <table:table-cell table:formula="of:=10*LOG([.I11])" office:value-type="float" office:value="-2.5407463723935" calcext:value-type="float">
            <text:p>-2.5407463723935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float" office:value="-2.1445" calcext:value-type="float">
            <text:p>-2.1445</text:p>
          </table:table-cell>
          <table:table-cell office:value-type="float" office:value="-0.2254" calcext:value-type="float">
            <text:p>-0.2254</text:p>
          </table:table-cell>
          <table:table-cell office:value-type="float" office:value="-1.3311" calcext:value-type="float">
            <text:p>-1.3311</text:p>
          </table:table-cell>
          <table:table-cell office:value-type="float" office:value="-0.72" calcext:value-type="float">
            <text:p>-0.72</text:p>
          </table:table-cell>
          <table:table-cell table:style-name="ce6" office:value-type="float" office:value="0.462347" calcext:value-type="float">
            <text:p>0.462347</text:p>
          </table:table-cell>
          <table:table-cell table:style-name="ce9" office:value-type="float" office:value="0.541121" calcext:value-type="float">
            <text:p>0.541121</text:p>
          </table:table-cell>
          <table:table-cell table:style-name="ce9" office:value-type="float" office:value="0.542734" calcext:value-type="float">
            <text:p>0.542734</text:p>
          </table:table-cell>
          <table:table-cell table:style-name="ce9" office:value-type="float" office:value="0.577422" calcext:value-type="float">
            <text:p>0.577422</text:p>
          </table:table-cell>
          <table:table-cell table:style-name="ce2" table:formula="of:=10*LOG([.F12])" office:value-type="float" office:value="-3.3503195600356" calcext:value-type="float">
            <text:p>-3.3503195600356</text:p>
          </table:table-cell>
          <table:table-cell table:formula="of:=10*LOG([.G12])" office:value-type="float" office:value="-2.66705611498673" calcext:value-type="float">
            <text:p>-2.66705611498673</text:p>
          </table:table-cell>
          <table:table-cell table:formula="of:=10*LOG([.H12])" office:value-type="float" office:value="-2.65412970847535" calcext:value-type="float">
            <text:p>-2.65412970847535</text:p>
          </table:table-cell>
          <table:table-cell table:formula="of:=10*LOG([.I12])" office:value-type="float" office:value="-2.38506673353489" calcext:value-type="float">
            <text:p>-2.38506673353489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-1.7057" calcext:value-type="float">
            <text:p>-1.7057</text:p>
          </table:table-cell>
          <table:table-cell office:value-type="float" office:value="-0.2169" calcext:value-type="float">
            <text:p>-0.2169</text:p>
          </table:table-cell>
          <table:table-cell office:value-type="float" office:value="-0.9754" calcext:value-type="float">
            <text:p>-0.9754</text:p>
          </table:table-cell>
          <table:table-cell office:value-type="float" office:value="-0.33" calcext:value-type="float">
            <text:p>-0.33</text:p>
          </table:table-cell>
          <table:table-cell table:style-name="ce6" office:value-type="float" office:value="0.413251" calcext:value-type="float">
            <text:p>0.413251</text:p>
          </table:table-cell>
          <table:table-cell table:style-name="ce9" office:value-type="float" office:value="0.528161" calcext:value-type="float">
            <text:p>0.528161</text:p>
          </table:table-cell>
          <table:table-cell table:style-name="ce9" office:value-type="float" office:value="0.535346" calcext:value-type="float">
            <text:p>0.535346</text:p>
          </table:table-cell>
          <table:table-cell table:style-name="ce9" office:value-type="float" office:value="0.578586" calcext:value-type="float">
            <text:p>0.578586</text:p>
          </table:table-cell>
          <table:table-cell table:style-name="ce2" table:formula="of:=10*LOG([.F13])" office:value-type="float" office:value="-3.8378608683345" calcext:value-type="float">
            <text:p>-3.8378608683345</text:p>
          </table:table-cell>
          <table:table-cell table:formula="of:=10*LOG([.G13])" office:value-type="float" office:value="-2.77233670736289" calcext:value-type="float">
            <text:p>-2.77233670736289</text:p>
          </table:table-cell>
          <table:table-cell table:formula="of:=10*LOG([.H13])" office:value-type="float" office:value="-2.71365437939471" calcext:value-type="float">
            <text:p>-2.71365437939471</text:p>
          </table:table-cell>
          <table:table-cell table:formula="of:=10*LOG([.I13])" office:value-type="float" office:value="-2.37632079150369" calcext:value-type="float">
            <text:p>-2.37632079150369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float" office:value="-1.9735" calcext:value-type="float">
            <text:p>-1.9735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27" calcext:value-type="float">
            <text:p>-0.27</text:p>
          </table:table-cell>
          <table:table-cell table:style-name="ce6" office:value-type="float" office:value="0.651678" calcext:value-type="float">
            <text:p>0.651678</text:p>
          </table:table-cell>
          <table:table-cell table:style-name="ce9" office:value-type="float" office:value="0.422539" calcext:value-type="float">
            <text:p>0.422539</text:p>
          </table:table-cell>
          <table:table-cell table:style-name="ce9" office:value-type="float" office:value="0.502102" calcext:value-type="float">
            <text:p>0.502102</text:p>
          </table:table-cell>
          <table:table-cell table:style-name="ce9" office:value-type="float" office:value="0.546287" calcext:value-type="float">
            <text:p>0.546287</text:p>
          </table:table-cell>
          <table:table-cell table:style-name="ce2" table:formula="of:=10*LOG([.F14])" office:value-type="float" office:value="-1.85966940105943" calcext:value-type="float">
            <text:p>-1.85966940105943</text:p>
          </table:table-cell>
          <table:table-cell table:formula="of:=10*LOG([.G14])" office:value-type="float" office:value="-3.74133199843017" calcext:value-type="float">
            <text:p>-3.74133199843017</text:p>
          </table:table-cell>
          <table:table-cell table:formula="of:=10*LOG([.H14])" office:value-type="float" office:value="-2.99208048716802" calcext:value-type="float">
            <text:p>-2.99208048716802</text:p>
          </table:table-cell>
          <table:table-cell table:formula="of:=10*LOG([.I14])" office:value-type="float" office:value="-2.62579134274803" calcext:value-type="float">
            <text:p>-2.62579134274803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-3.3927" calcext:value-type="float">
            <text:p>-3.3927</text:p>
          </table:table-cell>
          <table:table-cell office:value-type="float" office:value="-0.1952" calcext:value-type="float">
            <text:p>-0.1952</text:p>
          </table:table-cell>
          <table:table-cell office:value-type="float" office:value="-0.2901" calcext:value-type="float">
            <text:p>-0.2901</text:p>
          </table:table-cell>
          <table:table-cell office:value-type="float" office:value="-0.38" calcext:value-type="float">
            <text:p>-0.38</text:p>
          </table:table-cell>
          <table:table-cell table:style-name="ce6" office:value-type="float" office:value="0.692016" calcext:value-type="float">
            <text:p>0.692016</text:p>
          </table:table-cell>
          <table:table-cell table:style-name="ce9" office:value-type="float" office:value="0.522466" calcext:value-type="float">
            <text:p>0.522466</text:p>
          </table:table-cell>
          <table:table-cell table:style-name="ce9" office:value-type="float" office:value="0.517963" calcext:value-type="float">
            <text:p>0.517963</text:p>
          </table:table-cell>
          <table:table-cell table:style-name="ce9" office:value-type="float" office:value="0.609241" calcext:value-type="float">
            <text:p>0.609241</text:p>
          </table:table-cell>
          <table:table-cell table:style-name="ce2" table:formula="of:=10*LOG([.F15])" office:value-type="float" office:value="-1.59883864168416" calcext:value-type="float">
            <text:p>-1.59883864168416</text:p>
          </table:table-cell>
          <table:table-cell table:formula="of:=10*LOG([.G15])" office:value-type="float" office:value="-2.81941966447207" calcext:value-type="float">
            <text:p>-2.81941966447207</text:p>
          </table:table-cell>
          <table:table-cell table:formula="of:=10*LOG([.H15])" office:value-type="float" office:value="-2.85701262397136" calcext:value-type="float">
            <text:p>-2.85701262397136</text:p>
          </table:table-cell>
          <table:table-cell table:formula="of:=10*LOG([.I15])" office:value-type="float" office:value="-2.15210877702052" calcext:value-type="float">
            <text:p>-2.15210877702052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float" office:value="-5.2866" calcext:value-type="float">
            <text:p>-5.2866</text:p>
          </table:table-cell>
          <table:table-cell office:value-type="float" office:value="-0.2916" calcext:value-type="float">
            <text:p>-0.2916</text:p>
          </table:table-cell>
          <table:table-cell office:value-type="float" office:value="-0.4588" calcext:value-type="float">
            <text:p>-0.4588</text:p>
          </table:table-cell>
          <table:table-cell office:value-type="float" office:value="-0.74" calcext:value-type="float">
            <text:p>-0.74</text:p>
          </table:table-cell>
          <table:table-cell table:style-name="ce6" office:value-type="float" office:value="0.391385" calcext:value-type="float">
            <text:p>0.391385</text:p>
          </table:table-cell>
          <table:table-cell table:style-name="ce9" office:value-type="float" office:value="0.587285" calcext:value-type="float">
            <text:p>0.587285</text:p>
          </table:table-cell>
          <table:table-cell table:style-name="ce9" office:value-type="float" office:value="0.467122" calcext:value-type="float">
            <text:p>0.467122</text:p>
          </table:table-cell>
          <table:table-cell table:style-name="ce9" office:value-type="float" office:value="0.479692" calcext:value-type="float">
            <text:p>0.479692</text:p>
          </table:table-cell>
          <table:table-cell table:style-name="ce2" table:formula="of:=10*LOG([.F16])" office:value-type="float" office:value="-4.0739582288359" calcext:value-type="float">
            <text:p>-4.0739582288359</text:p>
          </table:table-cell>
          <table:table-cell table:formula="of:=10*LOG([.G16])" office:value-type="float" office:value="-2.31151091444496" calcext:value-type="float">
            <text:p>-2.31151091444496</text:p>
          </table:table-cell>
          <table:table-cell table:formula="of:=10*LOG([.H16])" office:value-type="float" office:value="-3.30569678305013" calcext:value-type="float">
            <text:p>-3.30569678305013</text:p>
          </table:table-cell>
          <table:table-cell table:formula="of:=10*LOG([.I16])" office:value-type="float" office:value="-3.19037524362593" calcext:value-type="float">
            <text:p>-3.19037524362593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float" office:value="-10.1235" calcext:value-type="float">
            <text:p>-10.1235</text:p>
          </table:table-cell>
          <table:table-cell office:value-type="float" office:value="-0.5679" calcext:value-type="float">
            <text:p>-0.5679</text:p>
          </table:table-cell>
          <table:table-cell office:value-type="float" office:value="-1.1666" calcext:value-type="float">
            <text:p>-1.1666</text:p>
          </table:table-cell>
          <table:table-cell office:value-type="float" office:value="-1.56" calcext:value-type="float">
            <text:p>-1.56</text:p>
          </table:table-cell>
          <table:table-cell table:style-name="ce6" office:value-type="float" office:value="0.451965" calcext:value-type="float">
            <text:p>0.451965</text:p>
          </table:table-cell>
          <table:table-cell table:style-name="ce9" office:value-type="float" office:value="0.517733" calcext:value-type="float">
            <text:p>0.517733</text:p>
          </table:table-cell>
          <table:table-cell table:style-name="ce9" office:value-type="float" office:value="0.453354" calcext:value-type="float">
            <text:p>0.453354</text:p>
          </table:table-cell>
          <table:table-cell table:style-name="ce9" office:value-type="float" office:value="0.460763" calcext:value-type="float">
            <text:p>0.460763</text:p>
          </table:table-cell>
          <table:table-cell table:style-name="ce2" table:formula="of:=10*LOG([.F17])" office:value-type="float" office:value="-3.44895195488185" calcext:value-type="float">
            <text:p>-3.44895195488185</text:p>
          </table:table-cell>
          <table:table-cell table:formula="of:=10*LOG([.G17])" office:value-type="float" office:value="-2.85894152458466" calcext:value-type="float">
            <text:p>-2.85894152458466</text:p>
          </table:table-cell>
          <table:table-cell table:formula="of:=10*LOG([.H17])" office:value-type="float" office:value="-3.43562548081698" calcext:value-type="float">
            <text:p>-3.43562548081698</text:p>
          </table:table-cell>
          <table:table-cell table:formula="of:=10*LOG([.I17])" office:value-type="float" office:value="-3.36522402720678" calcext:value-type="float">
            <text:p>-3.36522402720678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-10.0883" calcext:value-type="float">
            <text:p>-10.0883</text:p>
          </table:table-cell>
          <table:table-cell office:value-type="float" office:value="-1.1104" calcext:value-type="float">
            <text:p>-1.1104</text:p>
          </table:table-cell>
          <table:table-cell office:value-type="float" office:value="-2.0099" calcext:value-type="float">
            <text:p>-2.0099</text:p>
          </table:table-cell>
          <table:table-cell office:value-type="float" office:value="-2.77" calcext:value-type="float">
            <text:p>-2.77</text:p>
          </table:table-cell>
          <table:table-cell table:style-name="ce6" office:value-type="float" office:value="0.640844" calcext:value-type="float">
            <text:p>0.640844</text:p>
          </table:table-cell>
          <table:table-cell table:style-name="ce9" office:value-type="float" office:value="0.704579" calcext:value-type="float">
            <text:p>0.704579</text:p>
          </table:table-cell>
          <table:table-cell table:style-name="ce9" office:value-type="float" office:value="0.555925" calcext:value-type="float">
            <text:p>0.555925</text:p>
          </table:table-cell>
          <table:table-cell table:style-name="ce9" office:value-type="float" office:value="0.499827" calcext:value-type="float">
            <text:p>0.499827</text:p>
          </table:table-cell>
          <table:table-cell table:style-name="ce2" table:formula="of:=10*LOG([.F18])" office:value-type="float" office:value="-1.93247677477527" calcext:value-type="float">
            <text:p>-1.93247677477527</text:p>
          </table:table-cell>
          <table:table-cell table:formula="of:=10*LOG([.G18])" office:value-type="float" office:value="-1.52070305123031" calcext:value-type="float">
            <text:p>-1.52070305123031</text:p>
          </table:table-cell>
          <table:table-cell table:formula="of:=10*LOG([.H18])" office:value-type="float" office:value="-2.54983795258228" calcext:value-type="float">
            <text:p>-2.54983795258228</text:p>
          </table:table-cell>
          <table:table-cell table:formula="of:=10*LOG([.I18])" office:value-type="float" office:value="-3.01180287556717" calcext:value-type="float">
            <text:p>-3.01180287556717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float" office:value="-12.2942" calcext:value-type="float">
            <text:p>-12.2942</text:p>
          </table:table-cell>
          <table:table-cell/>
          <table:table-cell office:value-type="float" office:value="-4.0205" calcext:value-type="float">
            <text:p>-4.0205</text:p>
          </table:table-cell>
          <table:table-cell office:value-type="float" office:value="-4.62" calcext:value-type="float">
            <text:p>-4.62</text:p>
          </table:table-cell>
          <table:table-cell table:style-name="ce6" office:value-type="float" office:value="0.403271" calcext:value-type="float">
            <text:p>0.403271</text:p>
          </table:table-cell>
          <table:table-cell table:style-name="ce9" office:value-type="float" office:value="0.231087" calcext:value-type="float">
            <text:p>0.231087</text:p>
          </table:table-cell>
          <table:table-cell table:style-name="ce9" office:value-type="float" office:value="0.402085" calcext:value-type="float">
            <text:p>0.402085</text:p>
          </table:table-cell>
          <table:table-cell table:style-name="ce9" office:value-type="float" office:value="0.420363" calcext:value-type="float">
            <text:p>0.420363</text:p>
          </table:table-cell>
          <table:table-cell table:style-name="ce2" table:formula="of:=10*LOG([.F19])" office:value-type="float" office:value="-3.94403007828268" calcext:value-type="float">
            <text:p>-3.94403007828268</text:p>
          </table:table-cell>
          <table:table-cell table:formula="of:=10*LOG([.G19])" office:value-type="float" office:value="-6.36224485447188" calcext:value-type="float">
            <text:p>-6.36224485447188</text:p>
          </table:table-cell>
          <table:table-cell table:formula="of:=10*LOG([.H19])" office:value-type="float" office:value="-3.95682128187163" calcext:value-type="float">
            <text:p>-3.95682128187163</text:p>
          </table:table-cell>
          <table:table-cell table:formula="of:=10*LOG([.I19])" office:value-type="float" office:value="-3.76375517198969" calcext:value-type="float">
            <text:p>-3.76375517198969</text:p>
          </table:table-cell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l²(u-v)</text:p>
          </table:table-cell>
          <table:table-cell table:formula="of:=SUMXMY2([.B4:.B19];[.B4:.B19])" office:value-type="float" office:value="0" calcext:value-type="float">
            <text:p>0</text:p>
          </table:table-cell>
          <table:table-cell table:formula="of:=SUMXMY2([.C6:.C18];[.B6:.B18])" office:value-type="float" office:value="271.1846848" calcext:value-type="float">
            <text:p>271.1846848</text:p>
          </table:table-cell>
          <table:table-cell table:formula="of:=SUMXMY2([.D4:.D19];[.B4:.B19])" office:value-type="float" office:value="256.66587189" calcext:value-type="float">
            <text:p>256.66587189</text:p>
          </table:table-cell>
          <table:table-cell table:formula="of:=SUMXMY2([.E4:.E19];[.B4:.B19])" office:value-type="float" office:value="241.03985472" calcext:value-type="float">
            <text:p>241.03985472</text:p>
          </table:table-cell>
          <table:table-cell table:number-columns-repeated="4"/>
          <table:table-cell table:formula="of:=SUMXMY2([.J4:.J19];[.B4:.B19])" office:value-type="float" office:value="216.485161169741" calcext:value-type="float">
            <text:p>216.485161169741</text:p>
          </table:table-cell>
          <table:table-cell table:formula="of:=SUMXMY2([.K4:.K19];[.B4:.B19])" office:value-type="float" office:value="250.526874048906" calcext:value-type="float">
            <text:p>250.526874048906</text:p>
          </table:table-cell>
          <table:table-cell table:formula="of:=SUMXMY2([.L4:.L19];[.B4:.B19])" office:value-type="float" office:value="192.954019696419" calcext:value-type="float">
            <text:p>192.954019696419</text:p>
          </table:table-cell>
          <table:table-cell table:formula="of:=SUMXMY2([.M4:.M19];[.B4:.B19])" office:value-type="float" office:value="190.992174212583" calcext:value-type="float">
            <text:p>190.992174212583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 table:number-rows-repeated="5">
          <table:table-cell table:number-columns-repeated="1022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37:52.168232523</meta:creation-date>
    <dc:date>2018-11-19T15:30:48.663974466</dc:date>
    <meta:editing-duration>PT2H8M49S</meta:editing-duration>
    <meta:editing-cycles>1</meta:editing-cycles>
    <meta:document-statistic meta:table-count="1" meta:cell-count="231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209cm" svg:height="20.241cm" xlink:href=".." xlink:type="simple" chart:class="chart:line" chart:style-name="ch1">
        <chart:title svg:x="15.063cm" svg:y="0.54cm" chart:style-name="ch2">
          <text:p>Different Calculations of Signal Transmission</text:p>
        </chart:title>
        <chart:legend chart:legend-position="end" svg:x="35.801cm" svg:y="8.825cm" style:legend-expansion="high" chart:style-name="ch3"/>
        <chart:plot-area chart:style-name="ch4" table:cell-range-address="Sheet1.A3:Sheet1.B19 Sheet1.B2:Sheet1.B2 Sheet1.J3:Sheet1.M19" chart:data-source-has-labels="both" svg:x="1.795cm" svg:y="1.723cm" svg:width="33.222cm" svg:height="17.133cm">
          <chartooo:coordinate-region svg:x="2.522cm" svg:y="1.922cm" svg:width="32.308cm" svg:height="16.735cm"/>
          <chart:axis chart:dimension="x" chart:name="primary-x" chart:style-name="ch5" chartooo:axis-type="auto">
            <chartooo:date-scale/>
            <chart:title svg:x="17.965cm" svg:y="19.26cm" chart:style-name="ch6">
              <text:p>Case</text:p>
            </chart:title>
            <chart:categories table:cell-range-address="Sheet1.A3:Sheet1.A19"/>
            <chart:grid chart:style-name="ch7" chart:class="major"/>
          </chart:axis>
          <chart:axis chart:dimension="y" chart:name="primary-y" chart:style-name="ch5">
            <chart:title svg:x="0.451cm" svg:y="11.815cm" chart:style-name="ch8">
              <text:p>Signal Transmission</text:p>
            </chart:title>
            <chart:grid chart:style-name="ch7" chart:class="major"/>
          </chart:axis>
          <chart:series chart:style-name="ch9" chart:values-cell-range-address="Sheet1.B3:Sheet1.B19" chart:label-cell-address="Sheet1.B2:Sheet1.B2" chart:class="chart:line">
            <chart:data-point chart:repeated="17"/>
          </chart:series>
          <chart:series chart:style-name="ch10" chart:values-cell-range-address="Sheet1.J3:Sheet1.J19" loext:label-string="mode_square" chart:class="chart:line">
            <chart:data-point chart:repeated="17"/>
          </chart:series>
          <chart:series chart:style-name="ch11" chart:values-cell-range-address="Sheet1.K3:Sheet1.K19" loext:label-string="mode_close" chart:class="chart:line">
            <chart:data-point chart:repeated="17"/>
          </chart:series>
          <chart:series chart:style-name="ch12" chart:values-cell-range-address="Sheet1.L3:Sheet1.L19" loext:label-string="energy_large" chart:class="chart:line">
            <chart:data-point chart:repeated="17"/>
          </chart:series>
          <chart:series chart:style-name="ch13" chart:values-cell-range-address="Sheet1.M3:Sheet1.M19" loext:label-string="mode_large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</text:p>
                <draw:g>
                  <svg:desc>Sheet1.B2:Sheet1.B2</svg:desc>
                </draw:g>
              </table:table-cell>
              <table:table-cell office:value-type="string">
                <text:p>mode_square</text:p>
              </table:table-cell>
              <table:table-cell office:value-type="string">
                <text:p>mode_close</text:p>
              </table:table-cell>
              <table:table-cell office:value-type="string">
                <text:p>energy_large</text:p>
              </table:table-cell>
              <table:table-cell office:value-type="string">
                <text:p>mode_large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A3:Sheet1.A19</svg:desc>
                </draw:g>
              </table:table-cell>
              <table:table-cell office:value-type="float" office:value="-3.4994">
                <text:p>-3.4994</text:p>
                <draw:g>
                  <svg:desc>Sheet1.B3:Sheet1.B19</svg:desc>
                </draw:g>
              </table:table-cell>
              <table:table-cell office:value-type="float" office:value="NaN">
                <text:p>NaN</text:p>
                <draw:g>
                  <svg:desc>Sheet1.J3:Sheet1.J19</svg:desc>
                </draw:g>
              </table:table-cell>
              <table:table-cell office:value-type="float" office:value="NaN">
                <text:p>NaN</text:p>
                <draw:g>
                  <svg:desc>Sheet1.K3:Sheet1.K19</svg:desc>
                </draw:g>
              </table:table-cell>
              <table:table-cell office:value-type="float" office:value="NaN">
                <text:p>NaN</text:p>
                <draw:g>
                  <svg:desc>Sheet1.L3:Sheet1.L19</svg:desc>
                </draw:g>
              </table:table-cell>
              <table:table-cell office:value-type="float" office:value="NaN">
                <text:p>NaN</text:p>
                <draw:g>
                  <svg:desc>Sheet1.M3:Sheet1.M19</svg:desc>
                </draw:g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3.8693">
                <text:p>-3.8693</text:p>
              </table:table-cell>
              <table:table-cell office:value-type="float" office:value="-2.91814583600966">
                <text:p>-2.91814583600966</text:p>
              </table:table-cell>
              <table:table-cell office:value-type="float" office:value="0.890781057553369">
                <text:p>0.890781057553369</text:p>
              </table:table-cell>
              <table:table-cell office:value-type="float" office:value="-1.95992853319044">
                <text:p>-1.95992853319044</text:p>
              </table:table-cell>
              <table:table-cell office:value-type="float" office:value="-2.04765302306609">
                <text:p>-2.0476530230660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3.7085">
                <text:p>-3.7085</text:p>
              </table:table-cell>
              <table:table-cell office:value-type="float" office:value="-2.86747249921843">
                <text:p>-2.86747249921843</text:p>
              </table:table-cell>
              <table:table-cell office:value-type="float" office:value="-3.4984504109771">
                <text:p>-3.4984504109771</text:p>
              </table:table-cell>
              <table:table-cell office:value-type="float" office:value="-2.6870220482053">
                <text:p>-2.6870220482053</text:p>
              </table:table-cell>
              <table:table-cell office:value-type="float" office:value="-2.50041957204681">
                <text:p>-2.500419572046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.9937">
                <text:p>-1.9937</text:p>
              </table:table-cell>
              <table:table-cell office:value-type="float" office:value="-3.61138507574669">
                <text:p>-3.61138507574669</text:p>
              </table:table-cell>
              <table:table-cell office:value-type="float" office:value="-8.13170752384404">
                <text:p>-8.13170752384404</text:p>
              </table:table-cell>
              <table:table-cell office:value-type="float" office:value="-3.02711360034037">
                <text:p>-3.02711360034037</text:p>
              </table:table-cell>
              <table:table-cell office:value-type="float" office:value="-2.16779829081817">
                <text:p>-2.167798290818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2.0485">
                <text:p>-2.0485</text:p>
              </table:table-cell>
              <table:table-cell office:value-type="float" office:value="-4.04866576583547">
                <text:p>-4.04866576583547</text:p>
              </table:table-cell>
              <table:table-cell office:value-type="float" office:value="-5.04487576639179">
                <text:p>-5.04487576639179</text:p>
              </table:table-cell>
              <table:table-cell office:value-type="float" office:value="-2.8303309122386">
                <text:p>-2.8303309122386</text:p>
              </table:table-cell>
              <table:table-cell office:value-type="float" office:value="-2.43039242997762">
                <text:p>-2.430392429977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2.8577">
                <text:p>-2.8577</text:p>
              </table:table-cell>
              <table:table-cell office:value-type="float" office:value="-3.29819110360727">
                <text:p>-3.29819110360727</text:p>
              </table:table-cell>
              <table:table-cell office:value-type="float" office:value="-2.28776420720718">
                <text:p>-2.28776420720718</text:p>
              </table:table-cell>
              <table:table-cell office:value-type="float" office:value="-2.45827558584839">
                <text:p>-2.45827558584839</text:p>
              </table:table-cell>
              <table:table-cell office:value-type="float" office:value="-2.16974468303997">
                <text:p>-2.169744683039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4.3936">
                <text:p>-4.3936</text:p>
              </table:table-cell>
              <table:table-cell office:value-type="float" office:value="-2.34959876108459">
                <text:p>-2.34959876108459</text:p>
              </table:table-cell>
              <table:table-cell office:value-type="float" office:value="-2.68823970345296">
                <text:p>-2.68823970345296</text:p>
              </table:table-cell>
              <table:table-cell office:value-type="float" office:value="-2.74654462198023">
                <text:p>-2.74654462198023</text:p>
              </table:table-cell>
              <table:table-cell office:value-type="float" office:value="-2.37621570688036">
                <text:p>-2.376215706880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5.0801">
                <text:p>-5.0801</text:p>
              </table:table-cell>
              <table:table-cell office:value-type="float" office:value="-1.56262188797843">
                <text:p>-1.56262188797843</text:p>
              </table:table-cell>
              <table:table-cell office:value-type="float" office:value="-3.50057943182379">
                <text:p>-3.50057943182379</text:p>
              </table:table-cell>
              <table:table-cell office:value-type="float" office:value="-2.63831462537384">
                <text:p>-2.63831462537384</text:p>
              </table:table-cell>
              <table:table-cell office:value-type="float" office:value="-2.66677522004261">
                <text:p>-2.666775220042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3.0746">
                <text:p>-3.0746</text:p>
              </table:table-cell>
              <table:table-cell office:value-type="float" office:value="-2.94399679973825">
                <text:p>-2.94399679973825</text:p>
              </table:table-cell>
              <table:table-cell office:value-type="float" office:value="-2.4732861362547">
                <text:p>-2.4732861362547</text:p>
              </table:table-cell>
              <table:table-cell office:value-type="float" office:value="-2.67590959714082">
                <text:p>-2.67590959714082</text:p>
              </table:table-cell>
              <table:table-cell office:value-type="float" office:value="-2.5407463723935">
                <text:p>-2.540746372393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2.1445">
                <text:p>-2.1445</text:p>
              </table:table-cell>
              <table:table-cell office:value-type="float" office:value="-3.3503195600356">
                <text:p>-3.3503195600356</text:p>
              </table:table-cell>
              <table:table-cell office:value-type="float" office:value="-2.66705611498673">
                <text:p>-2.66705611498673</text:p>
              </table:table-cell>
              <table:table-cell office:value-type="float" office:value="-2.65412970847535">
                <text:p>-2.65412970847535</text:p>
              </table:table-cell>
              <table:table-cell office:value-type="float" office:value="-2.38506673353489">
                <text:p>-2.385066733534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1.7057">
                <text:p>-1.7057</text:p>
              </table:table-cell>
              <table:table-cell office:value-type="float" office:value="-3.8378608683345">
                <text:p>-3.8378608683345</text:p>
              </table:table-cell>
              <table:table-cell office:value-type="float" office:value="-2.77233670736289">
                <text:p>-2.77233670736289</text:p>
              </table:table-cell>
              <table:table-cell office:value-type="float" office:value="-2.71365437939471">
                <text:p>-2.71365437939471</text:p>
              </table:table-cell>
              <table:table-cell office:value-type="float" office:value="-2.37632079150369">
                <text:p>-2.376320791503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1.9735">
                <text:p>-1.9735</text:p>
              </table:table-cell>
              <table:table-cell office:value-type="float" office:value="-1.85966940105943">
                <text:p>-1.85966940105943</text:p>
              </table:table-cell>
              <table:table-cell office:value-type="float" office:value="-3.74133199843017">
                <text:p>-3.74133199843017</text:p>
              </table:table-cell>
              <table:table-cell office:value-type="float" office:value="-2.99208048716802">
                <text:p>-2.99208048716802</text:p>
              </table:table-cell>
              <table:table-cell office:value-type="float" office:value="-2.62579134274803">
                <text:p>-2.625791342748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3.3927">
                <text:p>-3.3927</text:p>
              </table:table-cell>
              <table:table-cell office:value-type="float" office:value="-1.59883864168416">
                <text:p>-1.59883864168416</text:p>
              </table:table-cell>
              <table:table-cell office:value-type="float" office:value="-2.81941966447207">
                <text:p>-2.81941966447207</text:p>
              </table:table-cell>
              <table:table-cell office:value-type="float" office:value="-2.85701262397136">
                <text:p>-2.85701262397136</text:p>
              </table:table-cell>
              <table:table-cell office:value-type="float" office:value="-2.15210877702052">
                <text:p>-2.1521087770205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5.2866">
                <text:p>-5.2866</text:p>
              </table:table-cell>
              <table:table-cell office:value-type="float" office:value="-4.0739582288359">
                <text:p>-4.0739582288359</text:p>
              </table:table-cell>
              <table:table-cell office:value-type="float" office:value="-2.31151091444496">
                <text:p>-2.31151091444496</text:p>
              </table:table-cell>
              <table:table-cell office:value-type="float" office:value="-3.30569678305013">
                <text:p>-3.30569678305013</text:p>
              </table:table-cell>
              <table:table-cell office:value-type="float" office:value="-3.19037524362593">
                <text:p>-3.1903752436259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10.1235">
                <text:p>-10.1235</text:p>
              </table:table-cell>
              <table:table-cell office:value-type="float" office:value="-3.44895195488185">
                <text:p>-3.44895195488185</text:p>
              </table:table-cell>
              <table:table-cell office:value-type="float" office:value="-2.85894152458466">
                <text:p>-2.85894152458466</text:p>
              </table:table-cell>
              <table:table-cell office:value-type="float" office:value="-3.43562548081698">
                <text:p>-3.43562548081698</text:p>
              </table:table-cell>
              <table:table-cell office:value-type="float" office:value="-3.36522402720678">
                <text:p>-3.365224027206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10.0883">
                <text:p>-10.0883</text:p>
              </table:table-cell>
              <table:table-cell office:value-type="float" office:value="-1.93247677477527">
                <text:p>-1.93247677477527</text:p>
              </table:table-cell>
              <table:table-cell office:value-type="float" office:value="-1.52070305123031">
                <text:p>-1.52070305123031</text:p>
              </table:table-cell>
              <table:table-cell office:value-type="float" office:value="-2.54983795258228">
                <text:p>-2.54983795258228</text:p>
              </table:table-cell>
              <table:table-cell office:value-type="float" office:value="-3.01180287556717">
                <text:p>-3.011802875567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12.2942">
                <text:p>-12.2942</text:p>
              </table:table-cell>
              <table:table-cell office:value-type="float" office:value="-3.94403007828268">
                <text:p>-3.94403007828268</text:p>
              </table:table-cell>
              <table:table-cell office:value-type="float" office:value="-6.36224485447188">
                <text:p>-6.36224485447188</text:p>
              </table:table-cell>
              <table:table-cell office:value-type="float" office:value="-3.95682128187163">
                <text:p>-3.95682128187163</text:p>
              </table:table-cell>
              <table:table-cell office:value-type="float" office:value="-3.76375517198969">
                <text:p>-3.76375517198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